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Change<text:s/>settings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7-08-25T18:06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5" meta:row-count="1" meta:non-whitespace-character-count="65"/>
  </office:meta>
</office:document-meta>
</file>